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've Learned So Far</text:p>
      <text:p text:style-name="P1">Things I Know</text:p>
      <text:p text:style-name="P1">Stigmata Jazz Han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3" meta:word-count="11" meta:character-count="56"/>
    <dc:date>2009-06-27T08:44:20.54</dc:date>
    <dc:creator>Colton Phillips</dc:creator>
    <meta:editing-duration>PT00H01M34S</meta:editing-duration>
    <meta:editing-cycles>1</meta:editing-cycles>
    <meta:generator>OpenOffice.org/3.0$Win32 OpenOffice.org_project/300m15$Build-9379</meta:generator>
  </office:meta>
</office:document-meta>
</file>